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ubtitle">
      <style:paragraph-properties fo:line-height="115%" fo:break-before="auto" fo:break-after="auto" style:writing-mode="lr-tb"/>
    </style:style>
    <style:style style:name="P3" style:family="paragraph" style:parent-style-name="Title">
      <style:paragraph-properties fo:line-height="115%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Heading_20_2">
      <style:paragraph-properties fo:line-height="115%" fo:break-before="auto" fo:break-after="auto" style:writing-mode="lr-tb"/>
    </style:style>
    <style:style style:name="P7" style:family="paragraph" style:parent-style-name="Heading_20_1">
      <style:paragraph-properties fo:line-height="115%" fo:break-before="auto" fo:break-after="auto" style:writing-mode="lr-tb"/>
    </style:style>
    <style:style style:name="P8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</office:automatic-styles>
  <office:body>
    <office:text text:use-soft-page-breaks="true">
      <office:forms form:automatic-focus="false" form:apply-design-mode="false">
        <form:form form:name="Formulär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bookmark text:name="h.9hbf97vdatia"/><text:span text:style-name="T2">Kravspecifikation -<text:line-break/></text:span><text:span text:style-name="T3">Småföretagsanpassat WordPresstema</text:span> </text:p>
      <text:h text:style-name="P6" text:outline-level="10"><text:bookmark text:name="h.2u43ko2w7mce"/>Referenser</text:h>
      <text:p text:style-name="Heading_20_3"><text:a xlink:type="simple" xlink:href="https://github.com/mg222cd/Uppgift-234/blob/master/Vision.odt" office:target-frame-name="_blank" xlink:show="new">Vision</text:a></text:p>
      <text:p text:style-name="P1">Här beskrivs bakgrund, användargrupper och baskrav.</text:p>
      <text:h text:style-name="P8" text:outline-level="10"><text:bookmark text:name="h.h3ack38lxhif"/><text:a xlink:type="simple" xlink:href="https://github.com/mg222cd/Uppgift-234/blob/master/Krav.ods"><text:span text:style-name="T1">Krav</text:span></text:a></text:h>
      <text:p text:style-name="P1">Kraven ordnade i prioritetsordning med status och referenser</text:p>
      <text:p text:style-name="P2"><text:bookmark text:name="h.5zwd0613927x"/>Aktörer</text:p>
      <text:h text:style-name="P6" text:outline-level="10"><text:bookmark text:name="h.v4hcg25bma5z"/>Primära Aktörer</text:h>
      <text:h text:style-name="P8" text:outline-level="10"><text:bookmark text:name="h.cca0y3l79rq9"/>1 Administratör - Webbutvecklaren marike.se</text:h>
      <text:p text:style-name="P1">Vill på ett enkelt sätt kunna lägga till, ändra och ta bort texter och bilder på sidan. Vill granska och godkänna ändringarna innan de utförs.</text:p>
      <text:h text:style-name="P8" text:outline-level="10"><text:bookmark text:name="h.yem8uppg9hur"/>2 Administratör - Webbutvecklarens kunder - småföretag </text:h>
      <text:p text:style-name="P1">Vill undvika onödiga frågor. Vill kunna följa en kunds retur och snabbt ingripa om något är fel.</text:p>
      <text:h text:style-name="P8" text:outline-level="10"><text:bookmark text:name="h.zd34s53z6uqu"/>3 Kund - Webbplatsbesökare</text:h>
      <text:p text:style-name="P1">Vill enkelt kunna kontrollera gjorda returer och uppdatera returens status samt kunna hantera felaktiga returer.</text:p>
      <text:h text:style-name="P6" text:outline-level="10"><text:bookmark text:name="h.nhaazms8popg"/>Stödjande Aktörer</text:h>
      <text:h text:style-name="P8" text:outline-level="10"><text:bookmark text:name="h.ri9cu8ifi9ff"/>Order/Lager/Fakturering</text:h>
      <text:p text:style-name="P1">Befintligt system som behöver användas och uppdateras vid retur.</text:p>
      <text:h text:style-name="P8" text:outline-level="10"><text:bookmark text:name="h.3imlmlsmypad"/>Webbshop</text:h>
      <text:p text:style-name="P1">Befintligt system som hanterar kundernas konton och inloggning.</text:p>
      <text:h text:style-name="P6" text:outline-level="10"><text:bookmark text:name="h.hrjiqqxg4bu"/><text:soft-page-break/>Offstage Aktörer</text:h>
      <text:h text:style-name="P8" text:outline-level="10"><text:bookmark text:name="h.9se84fsuf4cm"/>Webbmaster</text:h>
      <text:p text:style-name="P1">Vill att RetSys skall ha ett liknande gränssnitt och flöde som den befintliga webbshoppen för att kunderna skall känna sig trygga.</text:p>
      <text:h text:style-name="P8" text:outline-level="10"><text:bookmark text:name="h.mixb1cpwmrfi"/>Supportsystem</text:h>
      <text:p text:style-name="P1">Supportpersonalen använder i dagsläget ett befintligt system som de ogillar och tycker är krångligt och långsamt. Detta skall tas i beaktande och liknande konstruktioner skall om möjligt undvikas för supportpersonalen i RetSys.</text:p>
      <text:p text:style-name="P2"><text:bookmark text:name="h.1hu0qst5bo2j"/>Funktionella Krav<text:bookmark text:name="id.cg7p5ld4glcr"/></text:p>
      <text:h text:style-name="P8" text:outline-level="10"><text:bookmark text:name="h.tn27xxw8i1ag"/>F1 Inloggning via webbshop</text:h>
      <text:p text:style-name="P1">Kunder skall logga in via den befintliga webbshoppen för att kunna göra en retur.</text:p>
      <text:h text:style-name="P7" text:outline-level="10"><text:bookmark text:name="h.26nr5xk0tzzy"/>Användningsfall</text:h>
      <text:h text:style-name="P6" text:outline-level="10"><text:bookmark text:name="h.8c4k921ydxr0"/>1 Kund</text:h>
      <text:p text:style-name="P1"><text:a xlink:type="simple" xlink:href="https://docs.google.com/document/d/1kghGhxnfJfTJy0a5XKND_J4SzOxsHpNTAh-y_2Mh7Ew/edit"><text:span text:style-name="T1">AF</text:span></text:a><text:a xlink:type="simple" xlink:href="https://docs.google.com/document/d/1kghGhxnfJfTJy0a5XKND_J4SzOxsHpNTAh-y_2Mh7Ew/edit"><text:span text:style-name="T1">1.1 </text:span></text:a><text:a xlink:type="simple" xlink:href="https://docs.google.com/document/d/1kghGhxnfJfTJy0a5XKND_J4SzOxsHpNTAh-y_2Mh7Ew/edit"><text:span text:style-name="T1">Returnera</text:span></text:a><text:a xlink:type="simple" xlink:href="https://docs.google.com/document/d/1kghGhxnfJfTJy0a5XKND_J4SzOxsHpNTAh-y_2Mh7Ew/edit"><text:span text:style-name="T1"> </text:span></text:a><text:a xlink:type="simple" xlink:href="https://docs.google.com/document/d/1kghGhxnfJfTJy0a5XKND_J4SzOxsHpNTAh-y_2Mh7Ew/edit"><text:span text:style-name="T1">Vara</text:span></text:a></text:p>
      <text:p text:style-name="P1">AF1.2 Kontakta Support gällande Retur</text:p>
      <text:p text:style-name="P1">AF1.3 Kontrollera Returstatus </text:p>
      <text:h text:style-name="P6" text:outline-level="10"><text:bookmark text:name="h.hij5b3x1akxz"/>2 Support</text:h>
      <text:p text:style-name="P1">AF 2.1 Hantera Returärende </text:p>
      <text:h text:style-name="P6" text:outline-level="10"><text:bookmark text:name="h.q4tnj57u1fxd"/>3 Returhanterare</text:h>
      <text:p text:style-name="P1">AF 3.1 Felanmäla Retur</text:p>
      <text:p text:style-name="P1">AF 3.2 Läs Retur</text:p>
      <text:p text:style-name="P1">AF 3.3 Uppdatera Returstatus</text:p>
      <text:p text:style-name="P1">AF 3.4 Lista Returer</text:p>
      <text:h text:style-name="P6" text:outline-level="10"><text:bookmark text:name="h.txqxynj4exrn"/>4 Inköpare</text:h>
      <text:p text:style-name="P1">AF 4.1 Generera returrapport</text:p>
      <text:h text:style-name="P6" text:outline-level="10"><text:bookmark text:name="h.eeri8luw74fj"/>5 Tekniker</text:h>
      <text:p text:style-name="P1">AF 5.2 Läs Retur</text:p>
      <text:p text:style-name="P2"><text:bookmark text:name="h.7qrwda2e8ild"/><text:soft-page-break/>Ickefunktionella Krav</text:p>
      <text:h text:style-name="P6" text:outline-level="10"><text:bookmark text:name="h.n0ssbtowbyk"/>Projektkrav</text:h>
      <text:h text:style-name="P6" text:outline-level="10"><text:bookmark text:name="h.a2drozhnbotv"/>Begränsningar</text:h>
      <text:h text:style-name="P8" text:outline-level="10"><text:bookmark text:name="h.ijweucmrbk9w"/>B1 Implementation</text:h>
      <text:p text:style-name="P1">RetSys skall implementeras i ASP.NET MVC 3</text:p>
      <text:h text:style-name="P8" text:outline-level="10"><text:bookmark text:name="h.4w9wz33fp3om"/>B2 Befintlig kunddatabas</text:h>
      <text:p text:style-name="P1">RetSys skall använda en befintlig kunddatabas</text:p>
      <text:h text:style-name="P8" text:outline-level="10"><text:bookmark text:name="h.rdor20r7lj7f"/>B3 Integration i Webbshop</text:h>
      <text:p text:style-name="P1">RetSys Kund-relaterade funktioner skall integreras i befintlig webbshop</text:p>
      <text:h text:style-name="P7" text:outline-level="10"><text:bookmark text:name="h.syeocx1o0ruu"/>Kvalitetskrav</text:h>
      <text:h text:style-name="P6" text:outline-level="10">Användbarhet</text:h>
      <text:h text:style-name="P8" text:outline-level="10"><text:bookmark text:name="h.pizmrid7zfo0"/>Anv 1 Grafisk Utformning</text:h>
      <text:p text:style-name="P1">RetSys skall grafiskt utformas som den befintliga webbshoppen i fråga om färg och form. En kund skall inte se eller känna någon skillnad jämfört med webbshoppen när den gör en retur.</text:p>
      <text:h text:style-name="P6" text:outline-level="10"><text:bookmark text:name="h.i5ihpsyabxqk"/>Tillgänglighet</text:h>
      <text:h text:style-name="P6" text:outline-level="10">Stödbarhet</text:h>
      <text:h text:style-name="P6" text:outline-level="10">Prestanda</text:h>
      <text:h text:style-name="P6" text:outline-level="10">Säkerhet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7</meta:editing-cycles>
    <dc:date>2013-12-11T15:27:25</dc:date>
    <meta:editing-duration>PT49M35S</meta:editing-duration>
    <meta:document-statistic meta:table-count="0" meta:image-count="0" meta:object-count="0" meta:page-count="3" meta:paragraph-count="60" meta:word-count="320" meta:character-count="2227"/>
  </office:meta>
</office:document-meta>
</file>